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3.4688in" fo:margin-left="-0.0382in" fo:margin-top="0in" fo:margin-bottom="0in" table:align="left" style:writing-mode="lr-tb"/>
    </style:style>
    <style:style style:name="Table1.A" style:family="table-column">
      <style:table-column-properties style:column-width="0.7056in"/>
    </style:style>
    <style:style style:name="Table1.B" style:family="table-column">
      <style:table-column-properties style:column-width="0.6368in"/>
    </style:style>
    <style:style style:name="Table1.C" style:family="table-column">
      <style:table-column-properties style:column-width="0.625in"/>
    </style:style>
    <style:style style:name="Table1.E" style:family="table-column">
      <style:table-column-properties style:column-width="0.8764in"/>
    </style:style>
    <style:style style:name="Table1.1" style:family="table-row">
      <style:table-row-properties style:min-row-height="0.3958in" style:keep-together="true" fo:keep-together="auto"/>
    </style:style>
    <style:style style:name="Table1.A1" style:family="table-cell">
      <style:table-cell-properties fo:padding="0.0382in" fo:border-left="0.0035in solid #000001" fo:border-right="none" fo:border-top="0.0035in solid #000001" fo:border-bottom="0.0035in solid #000001"/>
    </style:style>
    <style:style style:name="Table1.E1" style:family="table-cell">
      <style:table-cell-properties fo:padding="0.0382in" fo:border="0.0035in solid #000001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fo:padding="0.0382in" fo:border-left="0.0035in solid #000001" fo:border-right="none" fo:border-top="none" fo:border-bottom="0.0035in solid #000001"/>
    </style:style>
    <style:style style:name="Table1.E2" style:family="table-cell">
      <style:table-cell-properties fo:padding="0.0382in" fo:border-left="0.0035in solid #000001" fo:border-right="0.0035in solid #000001" fo:border-top="none" fo:border-bottom="0.0035in solid #000001"/>
    </style:style>
    <style:style style:name="Table2" style:family="table">
      <style:table-properties style:width="3.4688in" fo:margin-left="-0.0382in" fo:margin-top="0in" fo:margin-bottom="0in" table:align="left" style:writing-mode="lr-tb"/>
    </style:style>
    <style:style style:name="Table2.A" style:family="table-column">
      <style:table-column-properties style:column-width="0.7056in"/>
    </style:style>
    <style:style style:name="Table2.B" style:family="table-column">
      <style:table-column-properties style:column-width="0.6368in"/>
    </style:style>
    <style:style style:name="Table2.C" style:family="table-column">
      <style:table-column-properties style:column-width="0.625in"/>
    </style:style>
    <style:style style:name="Table2.E" style:family="table-column">
      <style:table-column-properties style:column-width="0.8764in"/>
    </style:style>
    <style:style style:name="Table2.1" style:family="table-row">
      <style:table-row-properties style:min-row-height="0.3958in" style:keep-together="true" fo:keep-together="auto"/>
    </style:style>
    <style:style style:name="Table2.A1" style:family="table-cell">
      <style:table-cell-properties fo:padding="0.0382in" fo:border-left="0.0035in solid #000001" fo:border-right="none" fo:border-top="0.0035in solid #000001" fo:border-bottom="0.0035in solid #000001"/>
    </style:style>
    <style:style style:name="Table2.E1" style:family="table-cell">
      <style:table-cell-properties fo:padding="0.0382in" fo:border="0.0035in solid #000001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fo:padding="0.0382in" fo:border-left="0.0035in solid #000001" fo:border-right="none" fo:border-top="none" fo:border-bottom="0.0035in solid #000001"/>
    </style:style>
    <style:style style:name="Table2.E2" style:family="table-cell">
      <style:table-cell-properties fo:padding="0.0382in" fo:border-left="0.0035in solid #000001" fo:border-right="0.0035in solid #000001" fo:border-top="none" fo:border-bottom="0.0035in solid #000001"/>
    </style:style>
    <style:style style:name="Table3" style:family="table">
      <style:table-properties style:width="3.4688in" fo:margin-left="-0.0382in" fo:margin-top="0in" fo:margin-bottom="0in" table:align="left" style:writing-mode="lr-tb"/>
    </style:style>
    <style:style style:name="Table3.A" style:family="table-column">
      <style:table-column-properties style:column-width="0.7056in"/>
    </style:style>
    <style:style style:name="Table3.B" style:family="table-column">
      <style:table-column-properties style:column-width="0.6368in"/>
    </style:style>
    <style:style style:name="Table3.C" style:family="table-column">
      <style:table-column-properties style:column-width="0.625in"/>
    </style:style>
    <style:style style:name="Table3.E" style:family="table-column">
      <style:table-column-properties style:column-width="0.8764in"/>
    </style:style>
    <style:style style:name="Table3.1" style:family="table-row">
      <style:table-row-properties style:min-row-height="0.3958in" style:keep-together="true" fo:keep-together="auto"/>
    </style:style>
    <style:style style:name="Table3.A1" style:family="table-cell">
      <style:table-cell-properties fo:padding="0.0382in" fo:border-left="0.0035in solid #000001" fo:border-right="none" fo:border-top="0.0035in solid #000001" fo:border-bottom="0.0035in solid #000001"/>
    </style:style>
    <style:style style:name="Table3.E1" style:family="table-cell">
      <style:table-cell-properties fo:padding="0.0382in" fo:border="0.0035in solid #000001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fo:padding="0.0382in" fo:border-left="0.0035in solid #000001" fo:border-right="none" fo:border-top="none" fo:border-bottom="0.0035in solid #000001"/>
    </style:style>
    <style:style style:name="Table3.E2" style:family="table-cell">
      <style:table-cell-properties fo:padding="0.0382in" fo:border-left="0.0035in solid #000001" fo:border-right="0.0035in solid #000001" fo:border-top="none" fo:border-bottom="0.0035in solid #000001"/>
    </style:style>
    <style:style style:name="P1" style:family="paragraph" style:parent-style-name="Table_20_Contents">
      <style:paragraph-properties fo:margin-top="0in" fo:margin-bottom="0.111in"/>
    </style:style>
    <style:style style:name="P2" style:family="paragraph" style:parent-style-name="Table_20_Contents">
      <style:paragraph-properties fo:margin-top="0in" fo:margin-bottom="0.111in" text:number-lines="false" text:line-number="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in" fo:margin-bottom="0.111in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ost-Questionnaire</text:span></text:p>
      <text:p text:style-name="Standard"><text:span text:style-name="T2">Participant ID: 1D</text:span></text:p>
      <text:p text:style-name="Standard"><text:span text:style-name="T2">Thank you for participating in our study. This post-questionnaire will help us gain an understanding of your experience of the lab study. </text:span></text:p>
      <text:p text:style-name="Standard"><text:span text:style-name="T3">Task 1: </text:span><text:span text:style-name="T2">How difficult did you consider the first task to be?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">1.:Easy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E1" office:value-type="string">
            <text:p text:style-name="P1">5: Difficult</text:p>
          </table:table-cell>
        </table:table-row>
        <table:table-row table:style-name="Table1.2"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P3"/>
      <text:p text:style-name="Standard"><text:span text:style-name="T4">Task 2:</text:span><text:span text:style-name="T5"> What about the second task?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P1">1.:Easy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E1" office:value-type="string">
            <text:p text:style-name="P1">5: Difficult</text:p>
          </table:table-cell>
        </table:table-row>
        <table:table-row table:style-name="Table2.2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x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</table:table>
      <text:p text:style-name="P3"/>
      <text:p text:style-name="Standard"><text:span text:style-name="T4">Task 3: </text:span><text:span text:style-name="T5">What about the third task?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1">1.:Easy</text:p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4</text:p>
          </table:table-cell>
          <table:table-cell table:style-name="Table3.E1" office:value-type="string">
            <text:p text:style-name="P1">5: Difficult</text:p>
          </table:table-cell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</text:p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P3"/>
      <text:p text:style-name="Standard"><text:span text:style-name="T2">What aspect of the language has proved to be the most difficult to understand?</text:span></text:p>
      <text:p text:style-name="P3">None – its features are similar to languages I've worked in before.</text:p>
      <text:p text:style-name="P3"/>
      <text:p text:style-name="Standard"><text:span text:style-name="T2">What would you add to the language to make it more accessible?</text:span></text:p>
      <text:p text:style-name="P3">Different data types; several data structures (like sets, dictionaries etc.)</text:p>
      <text:p text:style-name="Standard"><text:span text:style-name="T2">What feature, if any, would you remove from the language?</text:span></text:p>
      <text:p text:style-name="P3">None. </text:p>
      <text:p text:style-name="P3"/>
      <text:p text:style-name="P3"/>
      <text:p text:style-name="P3"/>
      <text:p text:style-name="P3"/>
      <text:p text:style-name="Standard"><text:span text:style-name="T2">Do you think that the language is accurate enough to reproduce more complex drawings?</text:span></text:p>
      <text:p text:style-name="P3">Yes. Line drawing is particularly sleek and can be upscaled.</text:p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font-name-asian="等线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fo:line-height="108%" fo:text-align="start" style:justify-single-word="false" fo:orphans="2" fo:widows="2" fo:hyphenation-ladder-count="no-limit" style:writing-mode="lr-tb"/>
      <style:text-properties fo:color="#00000a" style:font-name="Calibri" fo:font-size="11pt" fo:language="en" fo:country="GB" style:letter-kerning="true" style:font-name-asian="等线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fo:text-indent="0in" style:auto-text-indent="false"/>
    </style:style>
    <style:style style:name="Frame_20_Contents" style:display-name="Frame Contents" style:family="paragraph" style:parent-style-name="Standard" style:default-outline-level="" style:list-style-name=""/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writing-mode="lr-tb" style:layout-grid-color="#c0c0c0" style:layout-grid-lines="38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8T16:50:00</meta:creation-date>
    <meta:initial-creator>LIN Jenny</meta:initial-creator>
    <dc:language>en-GB</dc:language>
    <dc:date>2021-04-10T22:43:52.11</dc:date>
    <meta:editing-cycles>15</meta:editing-cycles>
    <meta:editing-duration>PT24S</meta:editing-duration>
    <meta:generator>OpenOffice/4.1.9$Win32 OpenOffice.org_project/419m1$Build-9805</meta:generator>
    <meta:document-statistic meta:table-count="3" meta:image-count="0" meta:object-count="0" meta:page-count="1" meta:paragraph-count="32" meta:word-count="156" meta:character-count="863"/>
    <meta:template xlink:type="simple" xlink:actuate="onRequest" xlink:title="Normal" xlink:href=""/>
  </office:meta>
</office:document-meta>
</file>